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 style:font-family-generic="swiss"/>
    </style:style>
    <style:style style:name="ce13" style:family="table-cell" style:parent-style-name="Excel_32_Built-in_32_Normal" style:data-style-name="N36">
      <style:table-cell-properties style:vertical-align="top" fo:background-color="#4F81BD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style:font-family-generic="swiss"/>
    </style:style>
    <style:style style:name="ce14" style:family="table-cell" style:parent-style-name="Excel_32_Built-in_32_Normal" style:data-style-name="N36">
      <style:table-cell-properties style:vertical-align="top" fo:wrap-option="wrap" fo:background-color="#4F81BD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style:font-family-generic="swiss"/>
    </style:style>
    <style:style style:name="ce15" style:family="table-cell" style:parent-style-name="Default" style:data-style-name="N0">
      <style:table-cell-properties fo:background-color="#00B050"/>
    </style:style>
    <style:style style:name="ce16" style:family="table-cell" style:parent-style-name="Default" style:data-style-name="N0">
      <style:table-cell-properties fo:background-color="#FFFF00"/>
    </style:style>
    <style:style style:name="ce17" style:family="table-cell" style:parent-style-name="Default" style:data-style-name="N0">
      <style:text-properties fo:color="#FF0000"/>
    </style:style>
    <style:style style:name="ce18" style:family="table-cell" style:parent-style-name="Default" style:data-style-name="N0">
      <style:table-cell-properties fo:background-color="#4F81BD"/>
      <style:text-properties fo:color="#FF0000"/>
    </style:style>
    <style:style style:name="ce19" style:family="table-cell" style:parent-style-name="Excel_32_Built-in_32_Normal" style:data-style-name="N36">
      <style:table-cell-properties style:vertical-align="automatic" fo:background-color="#4F81BD"/>
      <style:text-properties fo:color="#FF0000" style:font-name="Calibri" style:font-name-asian="Calibri" style:font-name-complex="Calibri" style:font-family-generic="swiss"/>
    </style:style>
    <style:style style:name="ce20" style:family="table-cell" style:parent-style-name="Default" style:data-style-name="N0">
      <style:table-cell-properties fo:background-color="#00B050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co10" style:family="table-column">
      <style:table-column-properties fo:break-before="auto" style:column-width="33.3375cm"/>
    </style:style>
    <style:style style:name="co11" style:family="table-column">
      <style:table-column-properties fo:break-before="auto" style:column-width="12.9116666666667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8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8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8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8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8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8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6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6">
            <text:p>В мониторе эти зоны отображать</text:p>
          </table:table-cell>
          <table:table-cell table:style-name="ce5"/>
          <table:table-cell office:value-type="string" table:style-name="ce9">
            <text:p>Реализовано отображение, нет привязки к состояниям</text:p>
          </table:table-cell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6">
            <text:p>В мониторе масштабировать устройства ГК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6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10">
            <text:p>Прикрутить PimmedDocumentPaginator</text:p>
          </table:table-cell>
          <table:table-cell table:style-name="ce5"/>
          <table:table-cell office:value-type="string" table:style-name="ce9">
            <text:p>Заголовок таблицы на каждой странице</text:p>
          </table:table-cell>
          <table:table-cell table:number-columns-repeated="16380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6">
            <text:p>Сделать стиль для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6">
            <text:p>Добавить индексы в БД \Deploy\SqlCE\Firesec.sdf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6">
            <text:p>Заканчивать создание многоугольника не правой кнопкой мыши,а двойным щелчком левой кнопкой мыш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6">
            <text:p>Прозрачный фон у плана как в фотошопе - шахматная дос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6">
            <text:p>Починить форму прогресс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99" table:style-name="ce5">
            <text:p>99</text:p>
          </table:table-cell>
          <table:table-cell office:value-type="string" table:style-name="ce6">
            <text:p>Протестить индексы в БД (монитор/события)</text:p>
          </table:table-cell>
          <table:table-cell table:style-name="ce5"/>
          <table:table-cell office:value-type="string" table:style-name="ce9">
            <text:p>Индексы ускоряют выполнение непосредственно запроса, но это полностью не решает проблему, т.к. задержка возникает в LinqToSql при передачи большой коллекции объектов</text:p>
          </table:table-cell>
          <table:table-cell table:number-columns-repeated="16380"/>
        </table:table-row>
        <table:table-row table:style-name="ro3">
          <table:table-cell office:value-type="float" office:value="100" table:style-name="ce5">
            <text:p>100</text:p>
          </table:table-cell>
          <table:table-cell office:value-type="string" table:style-name="ce6">
            <text:p>Разобраться с <text:s/>синхронизацией с COM Server (Dispatcher)</text:p>
          </table:table-cell>
          <table:table-cell table:style-name="ce5"/>
          <table:table-cell office:value-type="string" table:style-name="ce9">
            <text:p>Получилось реализовать решение через Dispatcher (нужно было удалить COM объект Connection)</text:p>
          </table:table-cell>
          <table:table-cell table:number-columns-repeated="16380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6">
            <text:p>Разобраться с производительностью Архива (возможно перейти на ADO.NET)</text:p>
          </table:table-cell>
          <table:table-cell table:style-name="ce5"/>
          <table:table-cell office:value-type="string" table:style-name="ce9">
            <text:p>Нужно разобраться с передачей большого количества объектов - fixed</text:p>
          </table:table-cell>
          <table:table-cell table:number-columns-repeated="16380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6">
            <text:p>Исправить прозрачность для фона плана (убрать фон прозрачности для элементов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6">
            <text:p>Переделать TreeListView на использование DataGrid</text:p>
          </table:table-cell>
          <table:table-cell table:style-name="ce5"/>
          <table:table-cell office:value-type="string" table:style-name="ce9">
            <text:p>Реализовано на базе отдельного контрола для редактирования ячеик</text:p>
          </table:table-cell>
          <table:table-cell table:number-columns-repeated="16380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string" table:style-name="ce6">
            <text:p>Пофиксить проблему с шириной footer отчетов (обрезаются знаки в номере страницы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5" table:style-name="ce5">
            <text:p>105</text:p>
          </table:table-cell>
          <table:table-cell office:value-type="string" table:style-name="ce6">
            <text:p>Cделать стиль для ListView (на примере зон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6" table:style-name="ce5">
            <text:p>106</text:p>
          </table:table-cell>
          <table:table-cell office:value-type="string" table:style-name="ce6">
            <text:p>В ОЗ при наведении на зону оконтовывать ее, как у устройств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7" table:style-name="ce5">
            <text:p>107</text:p>
          </table:table-cell>
          <table:table-cell office:value-type="string" table:style-name="ce6">
            <text:p>Резаобраться с выставлением ширины последней колонки в Grid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108" table:style-name="ce5">
            <text:p>108</text:p>
          </table:table-cell>
          <table:table-cell office:value-type="string" table:style-name="ce6">
            <text:p>Если вкладка подписана на событие клавиатуру, но при этом показано модальное диалоговое окно, то не нужно это событие отрабатывать</text:p>
          </table:table-cell>
          <table:table-cell table:style-name="ce5"/>
          <table:table-cell office:value-type="string" table:style-name="ce9">
            <text:p>Исправил - переделал Devices на использование Shortcut Service и пофиксил в Shortcut</text:p>
          </table:table-cell>
          <table:table-cell table:number-columns-repeated="16380"/>
        </table:table-row>
        <table:table-row table:style-name="ro2">
          <table:table-cell office:value-type="float" office:value="109" table:style-name="ce5">
            <text:p>109</text:p>
          </table:table-cell>
          <table:table-cell office:value-type="string" table:style-name="ce6">
            <text:p>В ОЗ выделение устройств и зон на планах должно быть одинаковой толщины не зависимо от масштаб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0" table:style-name="ce5">
            <text:p>110</text:p>
          </table:table-cell>
          <table:table-cell office:value-type="string" table:style-name="ce8">
            <text:p>В Администраторе на планах дать возможность отображать сетку и возможность выравнивать по ней элементы</text:p>
          </table:table-cell>
          <table:table-cell table:style-name="ce5"/>
          <table:table-cell office:value-type="string" table:style-name="ce9">
            <text:p>Отложено - достаточно объемный таск</text:p>
          </table:table-cell>
          <table:table-cell table:number-columns-repeated="16380"/>
        </table:table-row>
        <table:table-row table:style-name="ro2">
          <table:table-cell office:value-type="float" office:value="111" table:style-name="ce5">
            <text:p>111</text:p>
          </table:table-cell>
          <table:table-cell office:value-type="string" table:style-name="ce6">
            <text:p>При автоактивации устройств на плане нужно показывать не пульсирующую окружность, а перекрести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2" table:style-name="ce5">
            <text:p>112</text:p>
          </table:table-cell>
          <table:table-cell office:value-type="string" table:style-name="ce11">
            <text:p>Сортировка устройств в дереве по типу и по адрес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3" table:style-name="ce5">
            <text:p>113</text:p>
          </table:table-cell>
          <table:table-cell office:value-type="string" table:style-name="ce6">
            <text:p>Во вкладке планы, при создании надписи текст не умещается в рамку.</text:p>
          </table:table-cell>
          <table:table-cell table:style-name="ce5"/>
          <table:table-cell office:value-type="string" table:style-name="ce9">
            <text:p>Добавить выравнивание</text:p>
          </table:table-cell>
          <table:table-cell table:number-columns-repeated="16380"/>
        </table:table-row>
        <table:table-row table:style-name="ro3">
          <table:table-cell office:value-type="float" office:value="114" table:style-name="ce5">
            <text:p>114</text:p>
          </table:table-cell>
          <table:table-cell office:value-type="string" table:style-name="ce6">
            <text:p>Вкладка Планы при уменьшении размера многоугольной  зоны или  многоугольника то последующее масштабирование этого объекта невозможно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5" table:style-name="ce5">
            <text:p>115</text:p>
          </table:table-cell>
          <table:table-cell office:value-type="string" table:style-name="ce6">
            <text:p>Вкладка Планы,  баг при показе цвета нарисованной линии: в свойствах линии  показан цвет – White, каким бы цветом не была линия в данный момент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6" table:style-name="ce5">
            <text:p>116</text:p>
          </table:table-cell>
          <table:table-cell office:value-type="string" table:style-name="ce6">
            <text:p>При быстром переходе от плана к плану, возникает баг с изображениями: пропадает фоновая картинка. Тоже самое возникает при частом и быстром масштабировании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7" table:style-name="ce5">
            <text:p>117</text:p>
          </table:table-cell>
          <table:table-cell office:value-type="string" table:style-name="ce6">
            <text:p>Шорткарт сервис должен также проверять доступность команда(CanExecute), а не только саму команд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8" table:style-name="ce5">
            <text:p>118</text:p>
          </table:table-cell>
          <table:table-cell office:value-type="string" table:style-name="ce6">
            <text:p>Перевести Devices на новый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9" table:style-name="ce5">
            <text:p>119</text:p>
          </table:table-cell>
          <table:table-cell office:value-type="string" table:style-name="ce6">
            <text:p>При удалении устройства из вкладки устройства, не обновляется значек на плане, возможно, то же самое произойдет и с зоной</text:p>
          </table:table-cell>
          <table:table-cell table:style-name="ce5"/>
          <table:table-cell office:value-type="string" table:style-name="ce9">
            <text:p>Нужно проверить после исправления в Devices (сейчас Changed фаерится до удаления устройства из коллекции)</text:p>
          </table:table-cell>
          <table:table-cell table:number-columns-repeated="16380"/>
        </table:table-row>
        <table:table-row table:style-name="ro2">
          <table:table-cell office:value-type="float" office:value="120" table:style-name="ce5">
            <text:p>120</text:p>
          </table:table-cell>
          <table:table-cell office:value-type="string" table:style-name="ce6">
            <text:p>Проблема с обновлением дерева устройств при создании новой конфигураци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1" table:style-name="ce5">
            <text:p>121</text:p>
          </table:table-cell>
          <table:table-cell office:value-type="string" table:style-name="ce6">
            <text:p>Добавить проверку CanExecute в код RelayCommand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2" table:style-name="ce5">
            <text:p>122</text:p>
          </table:table-cell>
          <table:table-cell office:value-type="string" table:style-name="ce6">
            <text:p>TextBox AttatchedProperty перекрывает события ctrl+v, ctrl+c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3" table:style-name="ce5">
            <text:p>123</text:p>
          </table:table-cell>
          <table:table-cell office:value-type="string" table:style-name="ce6">
            <text:p>В treelistview и listview всегда показывать вертикальный scrol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0">
          <table:table-cell office:value-type="float" office:value="124" table:style-name="ce5">
            <text:p>124</text:p>
          </table:table-cell>
          <table:table-cell office:value-type="string" table:style-name="ce6">
            <text:p>Фикс бага в TreeListView при создании новой конфигурации</text:p>
          </table:table-cell>
          <table:table-cell table:style-name="ce5"/>
          <table:table-cell office:value-type="string" table:style-name="ce12">
            <text:p>{System.Windows.Controls.TreeViewItem Header:{DisconnectedItem} Items.Count:0}</text:p>
          </table:table-cell>
          <table:table-cell table:number-columns-repeated="16380"/>
        </table:table-row>
        <table:table-row table:style-name="ro2">
          <table:table-cell office:value-type="float" office:value="125" table:style-name="ce5">
            <text:p>125</text:p>
          </table:table-cell>
          <table:table-cell office:value-type="string" table:style-name="ce6">
            <text:p>Сделать прокрутку к выбранному элементу в treelistview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6" table:style-name="ce5">
            <text:p>126</text:p>
          </table:table-cell>
          <table:table-cell office:value-type="string" table:style-name="ce6">
            <text:p>Проверить ошибку с переполнением журнала логов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7" table:style-name="ce5">
            <text:p>127</text:p>
          </table:table-cell>
          <table:table-cell office:value-type="string" table:style-name="ce6">
            <text:p>Пофиксить проблему загрузки Assembly (for Dynamic Assembly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8" table:style-name="ce5">
            <text:p>128</text:p>
          </table:table-cell>
          <table:table-cell office:value-type="string" table:style-name="ce6">
            <text:p>Изучить возможные форматы для рисунков (svg)</text:p>
          </table:table-cell>
          <table:table-cell table:number-columns-repeated="16382" table:style-name="ce1"/>
        </table:table-row>
        <table:table-row table:style-name="ro2">
          <table:table-cell office:value-type="float" office:value="129" table:style-name="ce5">
            <text:p>129</text:p>
          </table:table-cell>
          <table:table-cell office:value-type="string" table:style-name="ce6">
            <text:p>Кликабельная область треугольника развертывания должна быть больше</text:p>
          </table:table-cell>
          <table:table-cell table:number-columns-repeated="16382" table:style-name="ce1"/>
        </table:table-row>
        <table:table-row table:style-name="ro2">
          <table:table-cell office:value-type="float" office:value="130" table:style-name="ce5">
            <text:p>130</text:p>
          </table:table-cell>
          <table:table-cell office:value-type="string" table:style-name="ce10">
            <text:p>Вкладка Планы, предлагаю добавить экспорт картинок на плане. (Предложе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1" table:style-name="ce5">
            <text:p>131</text:p>
          </table:table-cell>
          <table:table-cell office:value-type="string" table:style-name="ce6">
            <text:p>Вкладка Планы, нет возможности применять слои для зон и устройств. (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2" table:style-name="ce5">
            <text:p>132</text:p>
          </table:table-cell>
          <table:table-cell office:value-type="string" table:style-name="ce10">
            <text:p>Вкладка Планы, прошу добавить работу кнопок вверх, вниз, влево, вправо для перемещения объектов по плану. А также возможность медленного перемещения с помощью клавиши ctrl  и быстрого с помощью  shift.( 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3" table:style-name="ce5">
            <text:p>133</text:p>
          </table:table-cell>
          <table:table-cell office:value-type="string" table:style-name="ce6">
            <text:p>Вкладка Планы, если заблокировать объекты на плане с помощью инструмента «замок,  то всё равно устройства можно выделить и удалить по средством нажатия ctrl+А   и del. (Замеча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4" table:style-name="ce5">
            <text:p>134</text:p>
          </table:table-cell>
          <table:table-cell office:value-type="string" table:style-name="ce6">
            <text:p>Не удается вызвать контекстное меню свойств фигуры, если она находится под зоной (Замечание)</text:p>
          </table:table-cell>
          <table:table-cell table:style-name="ce1"/>
          <table:table-cell office:value-type="string" table:style-name="ce1">
            <text:p>Добавить Zindex ко всем Zlayer - фактически разделилось на 2 задачи: #145 и #147</text:p>
          </table:table-cell>
          <table:table-cell table:number-columns-repeated="16380" table:style-name="ce1"/>
        </table:table-row>
        <table:table-row table:style-name="ro2">
          <table:table-cell office:value-type="float" office:value="135" table:style-name="ce5">
            <text:p>135</text:p>
          </table:table-cell>
          <table:table-cell office:value-type="string" table:style-name="ce6">
            <text:p>Переход к элементу в дереве сутройств по right-click</text:p>
          </table:table-cell>
          <table:table-cell table:number-columns-repeated="16382" table:style-name="ce1"/>
        </table:table-row>
        <table:table-row table:style-name="ro2">
          <table:table-cell office:value-type="float" office:value="136" table:style-name="ce5">
            <text:p>136</text:p>
          </table:table-cell>
          <table:table-cell office:value-type="string" table:style-name="ce6">
            <text:p>Неверно отображается полное число страниц в отчете Блоки индикации в правом нижнем угл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7" table:style-name="ce5">
            <text:p>137</text:p>
          </table:table-cell>
          <table:table-cell office:value-type="string" table:style-name="ce10">
            <text:p>В отчете Журнал событий строка может разрываться и переноситься на другую страниц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8" table:style-name="ce5">
            <text:p>138</text:p>
          </table:table-cell>
          <table:table-cell office:value-type="string" table:style-name="ce6">
            <text:p>Выделение всего такста в Textbox при переходе по Tab</text:p>
          </table:table-cell>
          <table:table-cell table:number-columns-repeated="16382" table:style-name="ce1"/>
        </table:table-row>
        <table:table-row table:style-name="ro2">
          <table:table-cell office:value-type="float" office:value="139" table:style-name="ce5">
            <text:p>139</text:p>
          </table:table-cell>
          <table:table-cell office:value-type="string" table:style-name="ce6">
            <text:p>Убрать логирование информации о системе</text:p>
          </table:table-cell>
          <table:table-cell table:number-columns-repeated="16382" table:style-name="ce1"/>
        </table:table-row>
        <table:table-row table:style-name="ro2">
          <table:table-cell office:value-type="float" office:value="140" table:style-name="ce5">
            <text:p>140</text:p>
          </table:table-cell>
          <table:table-cell office:value-type="string" table:style-name="ce6">
            <text:p>При копировании надписи не копируется свойство "Растянуть"</text:p>
          </table:table-cell>
          <table:table-cell table:number-columns-repeated="16382" table:style-name="ce1"/>
        </table:table-row>
        <table:table-row table:style-name="ro2">
          <table:table-cell office:value-type="float" office:value="141" table:style-name="ce5">
            <text:p>141</text:p>
          </table:table-cell>
          <table:table-cell office:value-type="string" table:style-name="ce6">
            <text:p>Команды Копировать/Вырезать в контекстном меню каждого элемента</text:p>
          </table:table-cell>
          <table:table-cell table:number-columns-repeated="16382" table:style-name="ce1"/>
        </table:table-row>
        <table:table-row table:style-name="ro2">
          <table:table-cell office:value-type="float" office:value="142" table:style-name="ce5">
            <text:p>142</text:p>
          </table:table-cell>
          <table:table-cell office:value-type="string" table:style-name="ce6">
            <text:p>Больше настроек у надписи: Тип шрифта, италик, болд</text:p>
          </table:table-cell>
          <table:table-cell table:number-columns-repeated="16382" table:style-name="ce1"/>
        </table:table-row>
        <table:table-row table:style-name="ro2">
          <table:table-cell office:value-type="float" office:value="143" table:style-name="ce5">
            <text:p>143</text:p>
          </table:table-cell>
          <table:table-cell office:value-type="string" table:style-name="ce6">
            <text:p>Добавить контекстное меню к плану - Вставить + вставки по точки клика</text:p>
          </table:table-cell>
          <table:table-cell table:number-columns-repeated="16382" table:style-name="ce1"/>
        </table:table-row>
        <table:table-row table:style-name="ro2">
          <table:table-cell office:value-type="float" office:value="144" table:style-name="ce5">
            <text:p>144</text:p>
          </table:table-cell>
          <table:table-cell office:value-type="string" table:style-name="ce6">
            <text:p>Баг в ОЗ при обновление конфигурации - перестает работать переключение по планам</text:p>
          </table:table-cell>
          <table:table-cell table:number-columns-repeated="16382" table:style-name="ce1"/>
        </table:table-row>
        <table:table-row table:style-name="ro2">
          <table:table-cell office:value-type="float" office:value="145" table:style-name="ce5">
            <text:p>145</text:p>
          </table:table-cell>
          <table:table-cell office:value-type="string" table:style-name="ce6">
            <text:p>В Администраторе, в планах добавить контекстое меню в слоях<text:s/></text:p>
          </table:table-cell>
          <table:table-cell table:number-columns-repeated="16382" table:style-name="ce1"/>
        </table:table-row>
        <table:table-row table:style-name="ro2">
          <table:table-cell office:value-type="float" office:value="146" table:style-name="ce5">
            <text:p>146</text:p>
          </table:table-cell>
          <table:table-cell office:value-type="string" table:style-name="ce6">
            <text:p>В ОЗ в планах сделать отрисовку "крестика flush"<text:s text:c="2"/></text:p>
          </table:table-cell>
          <table:table-cell table:number-columns-repeated="16382" table:style-name="ce1"/>
        </table:table-row>
        <table:table-row table:style-name="ro2">
          <table:table-cell office:value-type="float" office:value="147" table:style-name="ce5">
            <text:p>147</text:p>
          </table:table-cell>
          <table:table-cell office:value-type="string" table:style-name="ce6">
            <text:p>В администроре в планах поменять механиз Zindex и Zlayer, добавить Zindex ко всем элементам</text:p>
          </table:table-cell>
          <table:table-cell table:number-columns-repeated="16382" table:style-name="ce1"/>
        </table:table-row>
        <table:table-row table:style-name="ro2">
          <table:table-cell office:value-type="float" office:value="148" table:style-name="ce5">
            <text:p>148</text:p>
          </table:table-cell>
          <table:table-cell office:value-type="string" table:style-name="ce6">
            <text:p>Администритор, планы - сделать выравнивание элементов относительно друг-друга</text:p>
          </table:table-cell>
          <table:table-cell table:number-columns-repeated="16382" table:style-name="ce1"/>
        </table:table-row>
        <table:table-row table:style-name="ro2">
          <table:table-cell office:value-type="float" office:value="149" table:style-name="ce5">
            <text:p>149</text:p>
          </table:table-cell>
          <table:table-cell office:value-type="string" table:style-name="ce6">
            <text:p>В TreeListView исправить баг с header</text:p>
          </table:table-cell>
          <table:table-cell table:number-columns-repeated="16382" table:style-name="ce1"/>
        </table:table-row>
        <table:table-row table:style-name="ro2">
          <table:table-cell office:value-type="float" office:value="150" table:style-name="ce5">
            <text:p>150</text:p>
          </table:table-cell>
          <table:table-cell office:value-type="string" table:style-name="ce6">
            <text:p>Проверить DoubleLaunchLocker в сервере</text:p>
          </table:table-cell>
          <table:table-cell table:number-columns-repeated="16382" table:style-name="ce1"/>
        </table:table-row>
        <table:table-row table:style-name="ro3">
          <table:table-cell office:value-type="float" office:value="151" table:style-name="ce5">
            <text:p>151</text:p>
          </table:table-cell>
          <table:table-cell office:value-type="string" table:style-name="ce6">
            <text:p>Если в ОЗ установлена галочка Активации планов по событию, и одновременно меняются состояния сразу нескольких устройств, то программа зависает</text:p>
          </table:table-cell>
          <table:table-cell table:style-name="ce1"/>
          <table:table-cell office:value-type="string" table:style-name="ce1">
            <text:p>Не удается воспроизвести</text:p>
          </table:table-cell>
          <table:table-cell table:number-columns-repeated="16380" table:style-name="ce1"/>
        </table:table-row>
        <table:table-row table:style-name="ro2">
          <table:table-cell office:value-type="float" office:value="152" table:style-name="ce5">
            <text:p>152</text:p>
          </table:table-cell>
          <table:table-cell office:value-type="string" table:style-name="ce6">
            <text:p>Проверить перформанс на планах в ОЗ на больших конфигурациях (протостить без отрисовки устройств)</text:p>
          </table:table-cell>
          <table:table-cell table:number-columns-repeated="16382" table:style-name="ce1"/>
        </table:table-row>
        <table:table-row table:style-name="ro2">
          <table:table-cell office:value-type="float" office:value="153" table:style-name="ce5">
            <text:p>1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4" table:style-name="ce5">
            <text:p>1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5" table:style-name="ce5">
            <text:p>1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6" table:style-name="ce5">
            <text:p>1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7" table:style-name="ce5">
            <text:p>1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8" table:style-name="ce5">
            <text:p>1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9" table:style-name="ce5">
            <text:p>1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0" table:style-name="ce5">
            <text:p>1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1" table:style-name="ce5">
            <text:p>1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2" table:style-name="ce5">
            <text:p>1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3" table:style-name="ce5">
            <text:p>1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4" table:style-name="ce5">
            <text:p>1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5" table:style-name="ce5">
            <text:p>1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6" table:style-name="ce5">
            <text:p>1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7" table:style-name="ce5">
            <text:p>1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8" table:style-name="ce5">
            <text:p>1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9" table:style-name="ce5">
            <text:p>1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0" table:style-name="ce5">
            <text:p>1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1" table:style-name="ce5">
            <text:p>1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2" table:style-name="ce5">
            <text:p>1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3" table:style-name="ce5">
            <text:p>1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4" table:style-name="ce5">
            <text:p>1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5" table:style-name="ce5">
            <text:p>1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6" table:style-name="ce5">
            <text:p>1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7" table:style-name="ce5">
            <text:p>1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8" table:style-name="ce5">
            <text:p>1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9" table:style-name="ce5">
            <text:p>1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0" table:style-name="ce5">
            <text:p>1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1" table:style-name="ce5">
            <text:p>1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2" table:style-name="ce5">
            <text:p>1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3" table:style-name="ce5">
            <text:p>1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4" table:style-name="ce5">
            <text:p>1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5" table:style-name="ce5">
            <text:p>1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6" table:style-name="ce5">
            <text:p>1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7" table:style-name="ce5">
            <text:p>1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8" table:style-name="ce5">
            <text:p>1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9" table:style-name="ce5">
            <text:p>1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0" table:style-name="ce5">
            <text:p>1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1" table:style-name="ce5">
            <text:p>1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2" table:style-name="ce5">
            <text:p>1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3" table:style-name="ce5">
            <text:p>1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4" table:style-name="ce5">
            <text:p>1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5" table:style-name="ce5">
            <text:p>1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6" table:style-name="ce5">
            <text:p>1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7" table:style-name="ce5">
            <text:p>1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8" table:style-name="ce5">
            <text:p>1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9" table:style-name="ce5">
            <text:p>1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0" table:style-name="ce5">
            <text:p>2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1" table:style-name="ce5">
            <text:p>2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2" table:style-name="ce5">
            <text:p>2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3" table:style-name="ce5">
            <text:p>2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4" table:style-name="ce5">
            <text:p>2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5" table:style-name="ce5">
            <text:p>2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6" table:style-name="ce5">
            <text:p>2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7" table:style-name="ce5">
            <text:p>2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8" table:style-name="ce5">
            <text:p>2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9" table:style-name="ce5">
            <text:p>2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0" table:style-name="ce5">
            <text:p>2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1" table:style-name="ce5">
            <text:p>2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2" table:style-name="ce5">
            <text:p>2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3" table:style-name="ce5">
            <text:p>2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4" table:style-name="ce5">
            <text:p>2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5" table:style-name="ce5">
            <text:p>2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6" table:style-name="ce5">
            <text:p>2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7" table:style-name="ce5">
            <text:p>21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8" table:style-name="ce5">
            <text:p>21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9" table:style-name="ce5">
            <text:p>21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0" table:style-name="ce5">
            <text:p>22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1" table:style-name="ce5">
            <text:p>22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2" table:style-name="ce5">
            <text:p>22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3" table:style-name="ce5">
            <text:p>22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4" table:style-name="ce5">
            <text:p>22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5" table:style-name="ce5">
            <text:p>22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6" table:style-name="ce5">
            <text:p>22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7" table:style-name="ce5">
            <text:p>22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8" table:style-name="ce5">
            <text:p>22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9" table:style-name="ce5">
            <text:p>22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0" table:style-name="ce5">
            <text:p>23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1" table:style-name="ce5">
            <text:p>23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2" table:style-name="ce5">
            <text:p>23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3" table:style-name="ce5">
            <text:p>23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4" table:style-name="ce5">
            <text:p>23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5" table:style-name="ce5">
            <text:p>23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6" table:style-name="ce5">
            <text:p>23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7" table:style-name="ce5">
            <text:p>23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8" table:style-name="ce5">
            <text:p>23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9" table:style-name="ce5">
            <text:p>23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0" table:style-name="ce5">
            <text:p>24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1" table:style-name="ce5">
            <text:p>24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2" table:style-name="ce5">
            <text:p>24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3" table:style-name="ce5">
            <text:p>24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4" table:style-name="ce5">
            <text:p>24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5" table:style-name="ce5">
            <text:p>24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6" table:style-name="ce5">
            <text:p>24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7" table:style-name="ce5">
            <text:p>24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8" table:style-name="ce5">
            <text:p>24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9" table:style-name="ce5">
            <text:p>24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0" table:style-name="ce5">
            <text:p>25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1" table:style-name="ce5">
            <text:p>25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2" table:style-name="ce5">
            <text:p>25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3" table:style-name="ce5">
            <text:p>2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4" table:style-name="ce5">
            <text:p>2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5" table:style-name="ce5">
            <text:p>2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6" table:style-name="ce5">
            <text:p>2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7" table:style-name="ce5">
            <text:p>2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8" table:style-name="ce5">
            <text:p>2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9" table:style-name="ce5">
            <text:p>2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0" table:style-name="ce5">
            <text:p>2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1" table:style-name="ce5">
            <text:p>2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2" table:style-name="ce5">
            <text:p>2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3" table:style-name="ce5">
            <text:p>2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4" table:style-name="ce5">
            <text:p>2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5" table:style-name="ce5">
            <text:p>2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6" table:style-name="ce5">
            <text:p>2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7" table:style-name="ce5">
            <text:p>2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8" table:style-name="ce5">
            <text:p>2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9" table:style-name="ce5">
            <text:p>2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0" table:style-name="ce5">
            <text:p>2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1" table:style-name="ce5">
            <text:p>2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2" table:style-name="ce5">
            <text:p>2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3" table:style-name="ce5">
            <text:p>2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4" table:style-name="ce5">
            <text:p>2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5" table:style-name="ce5">
            <text:p>2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6" table:style-name="ce5">
            <text:p>2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7" table:style-name="ce5">
            <text:p>2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8" table:style-name="ce5">
            <text:p>2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9" table:style-name="ce5">
            <text:p>2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0" table:style-name="ce5">
            <text:p>2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1" table:style-name="ce5">
            <text:p>2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2" table:style-name="ce5">
            <text:p>2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3" table:style-name="ce5">
            <text:p>2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4" table:style-name="ce5">
            <text:p>2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5" table:style-name="ce5">
            <text:p>2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6" table:style-name="ce5">
            <text:p>2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7" table:style-name="ce5">
            <text:p>2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8" table:style-name="ce5">
            <text:p>2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9" table:style-name="ce5">
            <text:p>2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0" table:style-name="ce5">
            <text:p>2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1" table:style-name="ce5">
            <text:p>2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2" table:style-name="ce5">
            <text:p>2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3" table:style-name="ce5">
            <text:p>2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4" table:style-name="ce5">
            <text:p>2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5" table:style-name="ce5">
            <text:p>2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6" table:style-name="ce5">
            <text:p>2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7" table:style-name="ce5">
            <text:p>2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8" table:style-name="ce5">
            <text:p>2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9" table:style-name="ce5">
            <text:p>2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0" table:style-name="ce5">
            <text:p>3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1" table:style-name="ce5">
            <text:p>3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2" table:style-name="ce5">
            <text:p>3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3" table:style-name="ce5">
            <text:p>3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4" table:style-name="ce5">
            <text:p>3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5" table:style-name="ce5">
            <text:p>3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6" table:style-name="ce5">
            <text:p>3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7" table:style-name="ce5">
            <text:p>3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8" table:style-name="ce5">
            <text:p>3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9" table:style-name="ce5">
            <text:p>3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0" table:style-name="ce5">
            <text:p>3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1" table:style-name="ce5">
            <text:p>3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2" table:style-name="ce5">
            <text:p>3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3" table:style-name="ce5">
            <text:p>3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4" table:style-name="ce5">
            <text:p>3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5" table:style-name="ce5">
            <text:p>3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6" table:style-name="ce5">
            <text:p>3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7" table:style-name="ce5">
            <text:p>31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8" table:style-name="ce5">
            <text:p>31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9" table:style-name="ce5">
            <text:p>31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0" table:style-name="ce5">
            <text:p>32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1" table:style-name="ce5">
            <text:p>32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2" table:style-name="ce5">
            <text:p>32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3" table:style-name="ce5">
            <text:p>32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4" table:style-name="ce5">
            <text:p>32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5" table:style-name="ce5">
            <text:p>32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6" table:style-name="ce5">
            <text:p>32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7" table:style-name="ce5">
            <text:p>32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8" table:style-name="ce5">
            <text:p>32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9" table:style-name="ce5">
            <text:p>32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0" table:style-name="ce5">
            <text:p>33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1" table:style-name="ce5">
            <text:p>33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2" table:style-name="ce5">
            <text:p>33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3" table:style-name="ce5">
            <text:p>33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4" table:style-name="ce5">
            <text:p>33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5" table:style-name="ce5">
            <text:p>33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6" table:style-name="ce5">
            <text:p>33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7" table:style-name="ce5">
            <text:p>33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8" table:style-name="ce5">
            <text:p>33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9" table:style-name="ce5">
            <text:p>33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0" table:style-name="ce5">
            <text:p>34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1" table:style-name="ce5">
            <text:p>34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2" table:style-name="ce5">
            <text:p>34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3" table:style-name="ce5">
            <text:p>34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4" table:style-name="ce5">
            <text:p>34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5" table:style-name="ce5">
            <text:p>34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6" table:style-name="ce5">
            <text:p>34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7" table:style-name="ce5">
            <text:p>34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8" table:style-name="ce5">
            <text:p>34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9" table:style-name="ce5">
            <text:p>34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0" table:style-name="ce5">
            <text:p>35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1" table:style-name="ce5">
            <text:p>35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2" table:style-name="ce5">
            <text:p>35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3" table:style-name="ce5">
            <text:p>3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4" table:style-name="ce5">
            <text:p>3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5" table:style-name="ce5">
            <text:p>3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6" table:style-name="ce5">
            <text:p>3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7" table:style-name="ce5">
            <text:p>3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8" table:style-name="ce5">
            <text:p>3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9" table:style-name="ce5">
            <text:p>3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0" table:style-name="ce5">
            <text:p>3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1" table:style-name="ce5">
            <text:p>3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2" table:style-name="ce5">
            <text:p>3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3" table:style-name="ce5">
            <text:p>3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4" table:style-name="ce5">
            <text:p>3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5" table:style-name="ce5">
            <text:p>3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6" table:style-name="ce5">
            <text:p>3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7" table:style-name="ce5">
            <text:p>3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8" table:style-name="ce5">
            <text:p>3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9" table:style-name="ce5">
            <text:p>3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0" table:style-name="ce5">
            <text:p>3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1" table:style-name="ce5">
            <text:p>3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2" table:style-name="ce5">
            <text:p>3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3" table:style-name="ce5">
            <text:p>3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4" table:style-name="ce5">
            <text:p>3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5" table:style-name="ce5">
            <text:p>3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6" table:style-name="ce5">
            <text:p>3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7" table:style-name="ce5">
            <text:p>3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8" table:style-name="ce5">
            <text:p>3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9" table:style-name="ce5">
            <text:p>3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0" table:style-name="ce5">
            <text:p>3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1" table:style-name="ce5">
            <text:p>3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2" table:style-name="ce5">
            <text:p>3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3" table:style-name="ce5">
            <text:p>3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4" table:style-name="ce5">
            <text:p>3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5" table:style-name="ce5">
            <text:p>3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6" table:style-name="ce5">
            <text:p>3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7" table:style-name="ce5">
            <text:p>3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8" table:style-name="ce5">
            <text:p>3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9" table:style-name="ce5">
            <text:p>3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0" table:style-name="ce5">
            <text:p>3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1" table:style-name="ce5">
            <text:p>3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2" table:style-name="ce5">
            <text:p>3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3" table:style-name="ce5">
            <text:p>3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4" table:style-name="ce5">
            <text:p>3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5" table:style-name="ce5">
            <text:p>3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6" table:style-name="ce5">
            <text:p>3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7" table:style-name="ce5">
            <text:p>3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8" table:style-name="ce5">
            <text:p>3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9" table:style-name="ce5">
            <text:p>3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0" table:style-name="ce5">
            <text:p>4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1" table:style-name="ce5">
            <text:p>4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2" table:style-name="ce5">
            <text:p>4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3" table:style-name="ce5">
            <text:p>4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4" table:style-name="ce5">
            <text:p>4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5" table:style-name="ce5">
            <text:p>4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6" table:style-name="ce5">
            <text:p>4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7" table:style-name="ce5">
            <text:p>4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8" table:style-name="ce5">
            <text:p>4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9" table:style-name="ce5">
            <text:p>4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0" table:style-name="ce5">
            <text:p>4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1" table:style-name="ce5">
            <text:p>4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2" table:style-name="ce5">
            <text:p>4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3" table:style-name="ce5">
            <text:p>4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4" table:style-name="ce5">
            <text:p>4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5" table:style-name="ce5">
            <text:p>4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6" table:style-name="ce5">
            <text:p>4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7" table:style-name="ce5">
            <text:p>417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8" table:style-name="ce5">
            <text:p>418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9" table:style-name="ce5">
            <text:p>419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0" table:style-name="ce5">
            <text:p>420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1" table:style-name="ce5">
            <text:p>421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2" table:style-name="ce5">
            <text:p>422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3" table:style-name="ce5">
            <text:p>423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4" table:style-name="ce5">
            <text:p>424</text:p>
          </table:table-cell>
          <table:table-cell table:style-name="ce9"/>
          <table:table-cell table:number-columns-repeated="16382" table:style-name="ce1"/>
        </table:table-row>
        <table:table-row table:number-rows-repeated="2" table:style-name="ro2">
          <table:table-cell table:style-name="ce5"/>
          <table:table-cell table:style-name="ce9"/>
          <table:table-cell table:number-columns-repeated="16382" table:style-name="ce1"/>
        </table:table-row>
        <table:table-row table:number-rows-repeated="1048149" table:style-name="ro11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11">
          <table:table-cell table:number-columns-repeated="16384"/>
        </table:table-row>
      </table:table>
      <table:table table:name="Запечания_по_планам" table:style-name="ta1">
        <table:table-column table:style-name="co6" table:default-cell-style-name="ce4"/>
        <table:table-column table:style-name="co10" table:default-cell-style-name="ce4"/>
        <table:table-column table:style-name="co11" table:default-cell-style-name="ce4"/>
        <table:table-column table:style-name="co6" table:number-columns-repeated="1020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0">
          <table:table-cell office:value-type="string" table:style-name="ce13">
            <text:p>№</text:p>
          </table:table-cell>
          <table:table-cell office:value-type="string" table:style-name="ce14">
            <text:p>Задача</text:p>
          </table:table-cell>
          <table:table-cell office:value-type="string" table:style-name="ce14">
            <text:p>Комментарий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5">
            <text:p>Удаление точек с многоугольника не отменяется Ctrl+Z</text:p>
          </table:table-cell>
          <table:table-cell office:value-type="string" table:style-name="ce4">
            <text:p>Не воспроизводится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5">
            <text:p>Удаляем зону, Ctrl+Z. Теперь Z-индекс выше, чем у устройства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5">
            <text:p>После конвертации конфигурации зоны на плане привязаны к зонам, но они не зеленеют до тех пор, пока не сделать свойства-ок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5">
            <text:p>Смена драйвера устройства не меняет картинку на плане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5">
            <text:p>При удалении зоны из списка зон, привязанная к ней зона на плане не сереет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5">
            <text:p>Слои. Трудно попасть в треугольник раскрывания</text:p>
          </table:table-cell>
          <table:table-cell office:value-type="string" table:style-name="ce4">
            <text:p>Это "старый" грид, везде треугольник одинаковый - увеличивать?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5">
            <text:p>Рамка выделения должна быть поярче</text:p>
          </table:table-cell>
          <table:table-cell office:value-type="string" table:style-name="ce4">
            <text:p>Что значит "поярче" - сделать ее более <text:s/>жирной? Или цвет поменять? Поменял стиль выделения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5">
            <text:p>Когда я нарисовал элемент, не нужно выделять инструмент мышь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5">
            <text:p>Тулбар. Линия, прямоугольник, многоугольник, эллипс должны быть справа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6">
            <text:p>По умолчанию устройства можно размещать на плане в единичном экземпляре. Должна быть отдельная настройка - множественная визуализация - для разрешения этого действия</text:p>
          </table:table-cell>
          <table:table-cell office:value-type="string" table:style-name="ce4">
            <text:p>Какая именно настройка? Как мне это в планах определять?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5">
            <text:p>При таскании устройства на план из дерева устройств показывать устройство, которое тащится</text:p>
          </table:table-cell>
          <table:table-cell office:value-type="string" table:style-name="ce4">
            <text:p>Стоит ли это делать? Сейчас показывается стандартная иконка для таскания, не уверен, что нужно делать отображение еще чего-то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6">
            <text:p>Иконка нож не соответствует действительности</text:p>
          </table:table-cell>
          <table:table-cell office:value-type="string" table:style-name="ce4">
            <text:p>Что значит не соответствует? Как мне это фиксить?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5">
            <text:p>Через Shift у многоугольника делать угол 90 и 45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6">
            <text:p>В Планах для некоторых устройств(АМ-1) сделать возможность подмены DeviceControl другим из списка возможных(извещатели дымовой, тепловой, комбинированный, ручной)</text:p>
          </table:table-cell>
          <table:table-cell office:value-type="string" table:style-name="ce4">
            <text:p>Не понимаю, что имеется в виду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6">
            <text:p>Для некоторых устройств(АМ-1О) сделать несколько устройств в библиотеки устройств(датчик разбития стекла, открытия двери), из которых на плане можно выбирать конкретное</text:p>
          </table:table-cell>
          <table:table-cell office:value-type="string" table:style-name="ce4">
            <text:p>Не понимаю, что имеется в виду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7">
            <text:p>Вертикальная и Горизонтальная линейка с выставлением границ</text:p>
          </table:table-cell>
          <table:table-cell office:value-type="string" table:style-name="ce4">
            <text:p>Ты же говорил, что это делать не нужно, или теперь нужно?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6">
            <text:p>Быстрый список не привязанных устройств</text:p>
          </table:table-cell>
          <table:table-cell office:value-type="string" table:style-name="ce4">
            <text:p>Как это должно выглядеть? Не привязанных к чему? К зоне или к плану?</text:p>
          </table:table-cell>
          <table:table-cell table:number-columns-repeated="16381"/>
        </table:table-row>
        <table:table-row table:style-name="ro2">
          <table:table-cell table:style-name="ce18"/>
          <table:table-cell table:number-columns-repeated="2" table:style-name="ce19"/>
          <table:table-cell table:number-columns-repeated="16381"/>
        </table:table-row>
        <table:table-row table:style-name="ro2">
          <table:table-cell table:style-name="ce1"/>
          <table:table-cell office:value-type="string" table:style-name="ce17">
            <text:p> Редактировать дерево устройств во вкладке Планы</text:p>
          </table:table-cell>
          <table:table-cell office:value-type="string" table:style-name="ce4">
            <text:p>Drag &amp; Drop для планов и папок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6">
            <text:p> Рамка выделения визуализаторов должна появляться над всей рабочей поверхностью окна планов, а не только над подосновой</text:p>
          </table:table-cell>
          <table:table-cell office:value-type="string" table:style-name="ce4">
            <text:p>Что имеется в виду? Какая рамка? Каких визуализаторов?<text:s/>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5">
            <text:p>  При добавлении плана умолчания поставить 297х210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1"/>
          <table:table-cell office:value-type="string" table:style-name="ce16">
            <text:p> Редактировать, копировать вставлять, дерево планов</text:p>
          </table:table-cell>
          <table:table-cell office:value-type="string" table:style-name="ce4">
            <text:p>Это имеется в виду редактирование в саомом дереве планов/папок?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6">
            <text:p> ГК Мультисервер в дереве присутствуют при не выбранных их при установки</text:p>
          </table:table-cell>
          <table:table-cell office:value-type="string" table:style-name="ce4">
            <text:p>Не понимаю, что имеется в виду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6">
            <text:p> При добавлении нового плана сохранять параметры предыдущего</text:p>
          </table:table-cell>
          <table:table-cell office:value-type="string" table:style-name="ce4">
            <text:p>Какие именно параметры? Куда их сохранять?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5">
            <text:p> Контекстное меню при добавлении планов – для редактирования дерева планов с нуля должно иметь месть быть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1"/>
          <table:table-cell office:value-type="string" table:style-name="ce20">
            <text:p> При сохранение проекта автоматом в имя файла писать инкрементное название</text:p>
          </table:table-cell>
          <table:table-cell office:value-type="string" table:style-name="ce4">
            <text:p>Не относится к планам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20">
            <text:p> Ввести Сохранить..сохранить как</text:p>
          </table:table-cell>
          <table:table-cell office:value-type="string" table:style-name="ce4">
            <text:p>Не относится к планам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20">
            <text:p>  Везде где вводятся названия…автоматический подбор ранее введённого</text:p>
          </table:table-cell>
          <table:table-cell office:value-type="string" table:style-name="ce4">
            <text:p>Не относится к планам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20">
            <text:p>  COM сервер не даёт перегрузить комп</text:p>
          </table:table-cell>
          <table:table-cell office:value-type="string" table:style-name="ce4">
            <text:p>Не относится к планам - Не только перезагрузить, но и выключить!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6">
            <text:p>  Рисуя прямоугольный визуализатор зоны  - та же логика что и с многогранным см реализацию ФС -1</text:p>
          </table:table-cell>
          <table:table-cell office:value-type="string" table:style-name="ce4">
            <text:p>Что имеется в виду?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6">
            <text:p>  Необходимо более чётко видеть «точки» привязки визуализаторов зон</text:p>
          </table:table-cell>
          <table:table-cell office:value-type="string" table:style-name="ce4">
            <text:p>Что имеется в виду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5">
            <text:p>  Масштабирование по колёсику мыши необходимо ускорить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/>
          <table:table-cell office:value-type="string" table:style-name="ce16">
            <text:p>  При прорисовке визуализатора зон в меню привязки визуализатора к зоне по отмене надо отменять весь визуализатор</text:p>
          </table:table-cell>
          <table:table-cell office:value-type="string" table:style-name="ce4">
            <text:p>Что имеется в виду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6">
            <text:p>  При перетаскивании плана средним колесом мыши надо двигать и вне пределов подложки</text:p>
          </table:table-cell>
          <table:table-cell office:value-type="string" table:style-name="ce4">
            <text:p>Что имеется в виду? CaptureMouse работает, тоскание не обрывается за пределами плана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6">
            <text:p>  Ситуационный план при увеличении подложки</text:p>
          </table:table-cell>
          <table:table-cell office:value-type="string" table:style-name="ce4">
            <text:p>Что имеется в виду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6">
            <text:p>  Цвет непривязанного визуализатора сделать чуть более насыщенным</text:p>
          </table:table-cell>
          <table:table-cell office:value-type="string" table:style-name="ce4">
            <text:p>Что имеется в виду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6">
            <text:p>  Меню привязки к зонам…сохранить терминологию 1-го ФС, не стоит потребителя заставлять переучиваться ФС2 должен быть продолжением ФС1</text:p>
          </table:table-cell>
          <table:table-cell office:value-type="string" table:style-name="ce4">
            <text:p>Что имеется в виду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5">
            <text:p>  Подпланы – нахера рисовать многогранник еси многогранме его не нарисовать….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/>
          <table:table-cell office:value-type="string" table:style-name="ce20">
            <text:p>  При применении конфигурации без устройств – не выдаёт ошибки что нет устройств..зон и т.д.</text:p>
          </table:table-cell>
          <table:table-cell office:value-type="string" table:style-name="ce4">
            <text:p>Это относится к планам? Или вообще в целом замечания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6">
            <text:p>  ОЗ – устройств, ГК , нет но они в норме????</text:p>
          </table:table-cell>
          <table:table-cell office:value-type="string" table:style-name="ce4">
            <text:p>Что имеется в виду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6">
            <text:p>  Встроеная графика – шрифты, размер на выходе не зависит от настроек???</text:p>
          </table:table-cell>
          <table:table-cell office:value-type="string" table:style-name="ce4">
            <text:p>От каких настроек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6">
            <text:p>  Гиперссылка на подплан должна быть прозрачной</text:p>
          </table:table-cell>
          <table:table-cell office:value-type="string" table:style-name="ce4">
            <text:p>Какая гиперссылка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0">
            <text:p>  После применения сервер не перезапускается, и необходимо перезапускать ОЗ вручную</text:p>
          </table:table-cell>
          <table:table-cell office:value-type="string" table:style-name="ce4">
            <text:p>Не относится к планам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0">
            <text:p>  Даже маленькая база – время ожидания реакции на дабл клик по ярлыку ОЗ слишком велико..успеваешь подумать что что то наебнулось</text:p>
          </table:table-cell>
          <table:table-cell office:value-type="string" table:style-name="ce4">
            <text:p>Не относится к планам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7">
            <text:p>  При включении ОЗ – ПЛАН на первом месте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/>
          <table:table-cell office:value-type="string" table:style-name="ce15">
            <text:p>Нарисуй многоугольник. Перетащи его в другое место. Отмени операцию. Точки вершин остались на месте. После этого при перемещении этого прямоугольника или перемещения его вершин с ним происходит полное мракобесие.<text:s/></text:p>
          </table:table-cell>
          <table:table-cell office:value-type="string" table:style-name="ce4">
            <text:p>исправлено</text:p>
          </table:table-cell>
          <table:table-cell table:number-columns-repeated="16381"/>
        </table:table-row>
        <table:table-row table:style-name="ro2">
          <table:table-cell/>
          <table:table-cell table:number-columns-repeated="1023" table:style-name="ce4"/>
          <table:table-cell table:number-columns-repeated="15360"/>
        </table:table-row>
        <table:table-row table:number-rows-repeated="1048528" table:style-name="ro11">
          <table:table-cell table:number-columns-repeated="16384"/>
        </table:table-row>
      </table:table>
      <table:database-ranges>
        <table:database-range table:target-range-address="Задачи.A1:Задачи.J425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3-03-13T21:44:43Z</dc:date>
    <meta:editing-cycles>1</meta:editing-cycles>
    <meta:editing-duration>PT53S</meta:editing-duration>
  </office:meta>
</office:document-meta>
</file>